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HUANCA CHIPANA, NANCY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580907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JU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HUANCA CHIPANA, NANCY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809079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0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50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25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25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0/11/2021</text:p>
          </table:table-cell>
          <table:table-cell table:style-name="Tabla2.A2" office:value-type="string">
            <text:p text:style-name="P7">1100892</text:p>
          </table:table-cell>
          <table:table-cell table:style-name="Tabla2.A2" office:value-type="string">
            <text:p text:style-name="P7">25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SAN FERNANDO</text:p>
          </table:table-cell>
          <table:table-cell table:style-name="Tabla3.A2" office:value-type="string">
            <text:p text:style-name="P20">POLLO COBB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>TENER EN CUENTA QUE LA CARGA DE SAN FERNANDO BIENE A NOMBRE DE : OTIZ MEDINA RAMIRO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38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0T17:30:07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